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4fb1" officeooo:paragraph-rsid="000c4fb1"/>
    </style:style>
    <style:style style:name="P2" style:family="paragraph" style:parent-style-name="Standard">
      <style:paragraph-properties fo:text-align="justify" style:justify-single-word="false"/>
      <style:text-properties officeooo:rsid="0012efcb" officeooo:paragraph-rsid="0012efcb"/>
    </style:style>
    <style:style style:name="P3" style:family="paragraph" style:parent-style-name="Standard">
      <style:paragraph-properties fo:text-align="justify" style:justify-single-word="false"/>
      <style:text-properties officeooo:rsid="00154666" officeooo:paragraph-rsid="00154666"/>
    </style:style>
    <style:style style:name="P4" style:family="paragraph" style:parent-style-name="Standard">
      <style:paragraph-properties fo:text-align="justify" style:justify-single-word="false"/>
      <style:text-properties officeooo:rsid="000c4fb1" officeooo:paragraph-rsid="000c4fb1"/>
    </style:style>
    <style:style style:name="T1" style:family="text">
      <style:text-properties officeooo:rsid="00183c38"/>
    </style:style>
    <style:style style:name="T2" style:family="text">
      <style:text-properties officeooo:rsid="00184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Salon_Belleza;</text:p>
      <text:p text:style-name="P1"/>
      <text:p text:style-name="P1">USE Salon_Belleza;</text:p>
      <text:p text:style-name="P1"/>
      <text:p text:style-name="P1"/>
      <text:p text:style-name="P1"/>
      <text:p text:style-name="P1"/>
      <text:p text:style-name="P1">CREATE TABLE Cliente( correo_cliente VARCHAR(75) NOT NULL PRIMARY KEY, contraseña VARCHAR(100) NOT NULL, lista_negra BOOLEAN DEFAULT FALSE, dpi VARCHAR(15) NOT NULL, telefono VARCHAR(15) NOT NULL, direccion VARCHAR(200) NOT NULL, path_foto VARCHAR(200) NULL, hobbies VARCHAR(300) NULL, descripcion VARCHAR(250) NULL, gustos VARCHAR(250) NULL, activo BOOLEAN DEFAULT TRUE);</text:p>
      <text:p text:style-name="P1"/>
      <text:p text:style-name="P1">CREATE TABLE Empleado( correo_empleado VARCHAR(75) NOT NULL PRIMARY KEY, contraseña VARCHAR(100) NOT NULL, path_foto VARCHAR(100) NOT NULL, descripcion VARCHAR(300) NOT NULL, activo BOOLEAN DEFAULT TRUE);</text:p>
      <text:p text:style-name="P1"/>
      <text:p text:style-name="P1">CREATE TABLE Factura( id_factura INT NOT NULL PRIMARY KEY AUTO_INCREMENT, detalle VARCHAR(250) NOT NULL<text:span text:style-name="T1">,</text:span> correo_empleado_fk VARCHAR(75) NOT NULL, FOREIGN KEY(correo_empleado_fk) REFERENCES Empleado(correo_empleado));</text:p>
      <text:p text:style-name="P1"/>
      <text:p text:style-name="P1">CREATE TABLE Cita( id_cita INT NOT NULL PRIMARY KEY AUTO_INCREMENT, fecha_cita TIMESTAMP NOT NULL, estado_cita ENUM('atendida', 'suspendida') NULL, nombre_servicio_fk VARCHAR(75) NOT NULL, correo_empleado_fk VARCHAR(75) NOT NULL, FOREIGN KEY(correo_empleado_fk) REFERENCES Empleado(correo_empleado));</text:p>
      <text:p text:style-name="P1"/>
      <text:p text:style-name="P1">CREATE TABLE Gestor_Servicios( correo_gestor_servicios VARCHAR(75) NOT NULL, contraseña VARCHAR(100) NOT NULL, <text:span text:style-name="T1">activo BOOLEAN DEFAULT TRUE</text:span>);</text:p>
      <text:p text:style-name="P1"/>
      <text:p text:style-name="P1">ALTER TABLE Gestor_Servicios ADD PRIMARY KEY(correo_gestor_servicios);</text:p>
      <text:p text:style-name="P1"/>
      <text:p text:style-name="P1">CREATE TABLE Servicio( nombre_servicio VARCHAR(100) NOT NULL PRIMARY KEY, descripcion VARCHAR(200) NOT NULL, precio DOUBLE NOT NULL, tiempo_servicio TIME NOT NULL, catalago VARCHAR(100) NOT NULL, oculto BOOLEAN DEFAULT FALSE, correo_gestor_servicios_fk VARCHAR(75) NOT NULL, FOREIGN KEY(correo_gestor_servicios_fk) REFERENCES Gestor_Servicios(correo_gestor_servicios));</text:p>
      <text:p text:style-name="P1"/>
      <text:p text:style-name="P1">ALTER TABLE Cita ADD FOREIGN KEY(nombre_servicio_fk) REFERENCES Servicio(nombre_servicio);</text:p>
      <text:p text:style-name="P1"/>
      <text:p text:style-name="P1">CREATE TABLE Reservacion( id_reservacion INT NOT NULL PRIMARY KEY AUTO_INCREMENT, correo_cliente_fk VARCHAR(75) NOT NULL, id_cita_fk INT NOT NULL, FOREIGN KEY(correo_cliente_fk) REFERENCES Cliente(correo_cliente), FOREIGN KEY(id_cita_fk) REFERENCES Cita(id_cita));</text:p>
      <text:p text:style-name="P1"/>
      <text:p text:style-name="P1">CREATE TABLE Horario( id_horario INT NOT NULL PRIMARY KEY AUTO_INCREMENT, hora_inicio TIME not null, hora_fin TIME NOT NULL, correo_empleado_fk VARCHAR(75) NOT NULL, FOREIGN KEY(correo_empleado_fk) REFERENCES Empleado(correo_empleado));</text:p>
      <text:p text:style-name="P1"/>
      <text:p text:style-name="P1">CREATE TABLE Marketing( correo_marketing VARCHAR(75) NOT NULL, contraseña VARCHAR(100) NOT NULL, <text:span text:style-name="T2">activo BOOLEAN DEFAULT TRUE</text:span>);</text:p>
      <text:p text:style-name="P1"/>
      <text:p text:style-name="P1"><text:soft-page-break/>CREATE TABLE Tipo_Anuncio( tipo_anuncio ENUM('texto', 'imagen con texto', 'video con texto') NOT NULL PRIMARY KEY, precio DOUBLE NULL);</text:p>
      <text:p text:style-name="P1"/>
      <text:p text:style-name="P1">INSERT INTO Tipo_Anuncio (tipo_anuncio) VALUES ('texto'), ('imagen con texto'), ('video con texto');</text:p>
      <text:p text:style-name="P1"/>
      <text:p text:style-name="P1">CREATE TABLE Anunciante( correo_anunciante VARCHAR(75) NOT NULL, contraseña VARCHAR(100) NOT NULL, <text:span text:style-name="T2">activo BOOLEAN DEFAULT TRUE</text:span>);</text:p>
      <text:p text:style-name="P1"/>
      <text:p text:style-name="P1">ALTER TABLE Anunciante ADD PRIMARY KEY (correo_anunciante);</text:p>
      <text:p text:style-name="P1"/>
      <text:p text:style-name="P1">CREATE TABLE Anuncio( id_anuncio INT NOT NULL PRIMARY KEY AUTO_INCREMENT, tiempo_duracion TIME NOT NULL, activo BOOLEAN DEFAULT TRUE, path VARCHAR(200) NOT NULL, descripcion VARCHAR(300) NOT NULL, tipo_anuncio_fk ENUM('texto', 'imagen con texto', 'video con texto') NOT NULL, correo_anunciante_fk VARCHAR(75) NOT NULL, FOREIGN KEY(tipo_anuncio_fk) REFERENCES Tipo_Anuncio(tipo_anuncio), FOREIGN KEY(correo_anunciante_fk) REFERENCES Anunciante(correo_anunciante));</text:p>
      <text:p text:style-name="P1"/>
      <text:p text:style-name="P1">CREATE TABLE Salon( id_salon INT NOT NULL PRIMARY KEY AUTO_INCREMENT, horario_atencion_inicio TIME NOT NULL, horario_atencion_fin TIME NOT NULL);</text:p>
      <text:p text:style-name="P2"/>
      <text:p text:style-name="P2">INSERT INTO Salon (horario_atencion_inicio, horario_atencion_fin) VALUES ('08:00:00', '18:00:00');</text:p>
      <text:p text:style-name="P1"/>
      <text:p text:style-name="P1">CREATE TABLE Administrador( correo_administrador VARCHAR(75) NOT NULL PRIMARY KEY, contraseña VARCHAR(100) NOT NULL, id_salon_fk INT NOT NULL, FOREIGN KEY(id_salon_fk) REFERENCES Salon(id_salon));</text:p>
      <text:p text:style-name="P1"/>
      <text:p text:style-name="P3">ALTER TABLE Administrador MODIFY COLUMN id_salon_fk INT NOT NULL DEFAULT 1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0:22:55.504027653</meta:creation-date>
    <dc:date>2025-04-19T16:37:59.518787460</dc:date>
    <meta:editing-duration>PT36M24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22" meta:word-count="418" meta:character-count="3834" meta:non-whitespace-character-count="3438"/>
  </office:meta>
</office:document-meta>
</file>